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af8" officeooo:paragraph-rsid="00102af8"/>
    </style:style>
    <style:style style:name="P2" style:family="paragraph" style:parent-style-name="Standard">
      <style:paragraph-properties fo:text-align="start" style:justify-single-word="false"/>
      <style:text-properties officeooo:rsid="00102af8" officeooo:paragraph-rsid="00102af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02af8" officeooo:paragraph-rsid="00102a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</text:p>
      <text:p text:style-name="P1">Dave Otis</text:p>
      <text:p text:style-name="P1"/>
      <text:p text:style-name="P2">2016-01-27</text:p>
      <text:p text:style-name="P2"/>
      <text:list xml:id="list4820437738543860874" text:style-name="L1">
        <text:list-item>
          <text:p text:style-name="P3">Préparation de l'espace de travail. Installation Apache, mySQL, github, mise en place du site dans apache.</text:p>
          <text:p text:style-name="P3"/>
        </text:list-item>
        <text:list-item>
          <text:p text:style-name="P3">Teste du fonctionnement du Rasberry+Pin sur le site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0:53:04.504698664</meta:creation-date>
    <dc:date>2016-01-27T00:56:49.303800057</dc:date>
    <meta:editing-duration>PT3M46S</meta:editing-duration>
    <meta:editing-cycles>1</meta:editing-cycles>
    <meta:document-statistic meta:table-count="0" meta:image-count="0" meta:object-count="0" meta:page-count="1" meta:paragraph-count="6" meta:word-count="33" meta:character-count="194" meta:non-whitespace-character-count="169"/>
    <meta:generator>LibreOffice/4.3.3.2$Linux_ARM_EABI LibreOffice_project/430m0$Build-2</meta:generator>
  </office:meta>
</office:document-meta>
</file>